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ourier" style:name="Courier"/>
  </office:font-face-decls>
  <office:automatic-styles>
    <style:style style:family="paragraph" style:name="Title" style:display-name="Title">
      <style:paragraph-properties fo:margin-right="0pt" style:line-spacing="4pt" fo:margin-top="0pt" fo:text-align="center" fo:orphans="0" fo:margin-left="0pt" fo:margin-bottom="6pt" fo:padding="0pt" fo:text-indent="0pt" fo:widows="1"/>
      <style:text-properties fo:color="#000000" style:font-name="Arial" fo:font-weight="bold" fo:text-transform="None" fo:font-size="18"/>
    </style:style>
    <text:list-style style:name="UnorderedList-ul" style:display-name="Un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UnorderedList-ol" style:display-name="Un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text:list-style style:name="OrderedList-ul" style:display-name="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OrderedList-ol" style:display-name="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style:style style:family="table-cell" style:name="TableCell1" style:display-name="TableCell1">
      <style:table-cell-properties style:vertical-align="bottom" fo:padding-left="14pt" fo:padding-bottom="14pt" fo:padding-right="14pt" fo:padding-top="14pt"/>
    </style:style>
    <style:style style:family="paragraph" style:name="CellContent1" style:display-name="CellContent1">
      <style:text-properties fo:color="#ff0000" style:font-name="Courier" fo:font-size="14pt"/>
      <style:paragraph-properties fo:text-align="center" style:line-spacing="18pt"/>
    </style:style>
    <style:style style:family="table-cell" style:name="TableCell2" style:display-name="TableCell2">
      <style:table-cell-properties style:vertical-align="bottom" fo:padding-left="14pt" fo:padding-bottom="14pt" fo:padding-right="14pt" fo:padding-top="14pt"/>
    </style:style>
    <style:style style:family="paragraph" style:name="CellContent2" style:display-name="CellContent2">
      <style:text-properties fo:color="#ff0000" style:font-name="Courier" fo:font-size="14pt"/>
      <style:paragraph-properties fo:text-align="center" style:line-spacing="18pt"/>
    </style:style>
    <style:style style:family="table-cell" style:name="TableCell3" style:display-name="TableCell3">
      <style:table-cell-properties style:vertical-align="bottom"/>
    </style:style>
    <style:style style:family="paragraph" style:name="CellContent3" style:display-name="CellContent3">
      <style:text-properties fo:color="#ff0000" style:font-name="Courier" fo:font-size="14pt"/>
      <style:paragraph-properties style:line-spacing="18pt"/>
    </style:style>
    <style:style style:family="table-cell" style:name="TableCell4" style:display-name="TableCell4">
      <style:table-cell-properties style:vertical-align="bottom"/>
    </style:style>
    <style:style style:family="paragraph" style:name="CellContent4" style:display-name="CellContent4">
      <style:text-properties fo:color="#ff0000" style:font-name="Courier" fo:font-size="14pt"/>
      <style:paragraph-properties style:line-spacing="18pt"/>
    </style:style>
    <style:style style:family="table-cell" style:name="TableCell5" style:display-name="TableCell5">
      <style:table-cell-properties style:vertical-align="bottom" fo:padding-left="14pt" fo:padding-bottom="14pt" fo:padding-right="14pt" fo:padding-top="14pt"/>
    </style:style>
    <style:style style:family="paragraph" style:name="CellContent5" style:display-name="CellContent5">
      <style:text-properties fo:color="#ff0000" style:font-name="Courier" fo:font-size="14pt"/>
      <style:paragraph-properties fo:text-align="center" style:line-spacing="18pt"/>
    </style:style>
    <style:style style:family="table-cell" style:name="TableCell6" style:display-name="TableCell6">
      <style:table-cell-properties fo:padding-right="14pt" fo:padding-left="14pt" fo:background-color="#008000" fo:padding-bottom="14pt" style:vertical-align="bottom" fo:padding-top="14pt"/>
    </style:style>
    <style:style style:family="paragraph" style:name="CellContent6" style:display-name="CellContent6">
      <style:text-properties fo:color="#ff0000" style:font-name="Courier" fo:font-size="14pt"/>
      <style:paragraph-properties fo:text-align="center" style:line-spacing="18pt"/>
    </style:style>
    <style:style style:family="table-cell" style:name="TableCell7" style:display-name="TableCell7">
      <style:table-cell-properties style:vertical-align="bottom" fo:background-color="#008000"/>
    </style:style>
    <style:style style:family="paragraph" style:name="CellContent7" style:display-name="CellContent7">
      <style:text-properties fo:color="#ff0000" style:font-name="Courier" fo:font-size="14pt"/>
      <style:paragraph-properties style:line-spacing="18pt"/>
    </style:style>
    <style:style style:family="table-cell" style:name="TableCell8" style:display-name="TableCell8">
      <style:table-cell-properties style:vertical-align="bottom"/>
    </style:style>
    <style:style style:family="paragraph" style:name="CellContent8" style:display-name="CellContent8">
      <style:text-properties fo:color="#ff0000" style:font-name="Courier" fo:font-size="14pt"/>
      <style:paragraph-properties style:line-spacing="18pt"/>
    </style:style>
    <style:style style:family="table-cell" style:name="TableCell9" style:display-name="TableCell9">
      <style:table-cell-properties style:vertical-align="bottom" fo:padding-left="14pt" fo:padding-bottom="14pt" fo:padding-right="14pt" fo:padding-top="14pt"/>
    </style:style>
    <style:style style:family="paragraph" style:name="CellContent9" style:display-name="CellContent9">
      <style:text-properties/>
      <style:paragraph-properties fo:text-align="center"/>
    </style:style>
    <style:style style:family="table-cell" style:name="TableCell10" style:display-name="TableCell10">
      <style:table-cell-properties fo:padding-right="14pt" fo:padding-left="14pt" fo:background-color="#008000" fo:padding-bottom="14pt" style:vertical-align="bottom" fo:padding-top="14pt"/>
    </style:style>
    <style:style style:family="paragraph" style:name="CellContent10" style:display-name="CellContent10">
      <style:text-properties/>
      <style:paragraph-properties fo:text-align="center"/>
    </style:style>
    <style:style style:family="table-cell" style:name="TableCell11" style:display-name="TableCell11">
      <style:table-cell-properties style:vertical-align="bottom" fo:background-color="#008000"/>
    </style:style>
    <style:style style:family="paragraph" style:name="CellContent11" style:display-name="CellContent11">
      <style:text-properties/>
      <style:paragraph-properties/>
    </style:style>
    <style:style style:family="table-cell" style:name="TableCell12" style:display-name="TableCell12">
      <style:table-cell-properties style:vertical-align="bottom"/>
    </style:style>
    <style:style style:family="paragraph" style:name="CellContent12" style:display-name="CellContent12">
      <style:text-properties/>
      <style:paragraph-properties/>
    </style:style>
    <style:style style:family="table-cell" style:name="TableCell13" style:display-name="TableCell13">
      <style:table-cell-properties style:vertical-align="bottom" fo:padding-left="14pt" fo:padding-bottom="14pt" fo:padding-right="14pt" fo:padding-top="14pt"/>
    </style:style>
    <style:style style:family="paragraph" style:name="CellContent13" style:display-name="CellContent13">
      <style:text-properties/>
      <style:paragraph-properties fo:text-align="center"/>
    </style:style>
    <style:style style:family="table-cell" style:name="TableCell14" style:display-name="TableCell14">
      <style:table-cell-properties fo:padding-right="14pt" fo:padding-left="14pt" fo:background-color="#008000" fo:padding-bottom="14pt" style:vertical-align="bottom" fo:padding-top="14pt"/>
    </style:style>
    <style:style style:family="paragraph" style:name="CellContent14" style:display-name="CellContent14">
      <style:text-properties/>
      <style:paragraph-properties fo:text-align="center"/>
    </style:style>
    <style:style style:family="table-cell" style:name="TableCell15" style:display-name="TableCell15">
      <style:table-cell-properties style:vertical-align="bottom" fo:background-color="#008000"/>
    </style:style>
    <style:style style:family="paragraph" style:name="CellContent15" style:display-name="CellContent15">
      <style:text-properties/>
      <style:paragraph-properties/>
    </style:style>
    <style:style style:family="table-cell" style:name="TableCell16" style:display-name="TableCell16">
      <style:table-cell-properties style:vertical-align="bottom"/>
    </style:style>
    <style:style style:family="paragraph" style:name="CellContent16" style:display-name="CellContent16">
      <style:text-properties/>
      <style:paragraph-properties/>
    </style:style>
    <style:style style:family="table-cell" style:name="TableCell17" style:display-name="TableCell17">
      <style:table-cell-properties style:vertical-align="bottom" fo:padding-left="14pt" fo:padding-bottom="14pt" fo:padding-right="14pt" fo:padding-top="14pt"/>
    </style:style>
    <style:style style:family="paragraph" style:name="CellContent17" style:display-name="CellContent17">
      <style:text-properties/>
      <style:paragraph-properties fo:text-align="center"/>
    </style:style>
    <style:style style:family="table-cell" style:name="TableCell18" style:display-name="TableCell18">
      <style:table-cell-properties style:vertical-align="bottom" fo:padding-left="14pt" fo:padding-bottom="14pt" fo:padding-right="14pt" fo:padding-top="14pt"/>
    </style:style>
    <style:style style:family="paragraph" style:name="CellContent18" style:display-name="CellContent18">
      <style:text-properties/>
      <style:paragraph-properties fo:text-align="center"/>
    </style:style>
    <style:style style:family="table-cell" style:name="TableCell19" style:display-name="TableCell19">
      <style:table-cell-properties style:vertical-align="bottom"/>
    </style:style>
    <style:style style:family="paragraph" style:name="CellContent19" style:display-name="CellContent19">
      <style:text-properties/>
      <style:paragraph-properties/>
    </style:style>
    <style:style style:family="table-cell" style:name="TableCell20" style:display-name="TableCell20">
      <style:table-cell-properties style:vertical-align="bottom"/>
    </style:style>
    <style:style style:family="paragraph" style:name="CellContent20" style:display-name="CellContent20">
      <style:text-properties/>
      <style:paragraph-properties/>
    </style:style>
    <style:style style:family="table-column" style:name="TableColumn1" style:display-name="TableColumn1">
      <style:table-column-properties/>
    </style:style>
    <style:style style:family="table-column" style:name="TableColumn2" style:display-name="TableColumn2">
      <style:table-column-properties/>
    </style:style>
    <style:style style:family="table-column" style:name="TableColumn3" style:display-name="TableColumn3">
      <style:table-column-properties/>
    </style:style>
    <style:style style:family="table-column" style:name="TableColumn4" style:display-name="TableColumn4">
      <style:table-column-properties/>
    </style:style>
    <style:style style:family="table-column" style:name="TableColumn5" style:display-name="TableColumn5">
      <style:table-column-properties/>
    </style:style>
    <style:style style:family="table-row" style:name="TableRow1" style:display-name="TableRow1">
      <style:table-row-properties style:use-optimal-row-height="true"/>
    </style:style>
    <style:style style:family="table-row" style:name="TableRow2" style:display-name="TableRow2">
      <style:table-row-properties style:use-optimal-row-height="true"/>
    </style:style>
    <style:style style:family="table-row" style:name="TableRow3" style:display-name="TableRow3">
      <style:table-row-properties style:use-optimal-row-height="true"/>
    </style:style>
    <style:style style:family="table-row" style:name="TableRow4" style:display-name="TableRow4">
      <style:table-row-properties style:use-optimal-row-height="true"/>
    </style:style>
    <style:style style:family="paragraph" style:name="Sp1" style:display-name="Sp1">
      <style:paragraph-properties style:line-spacing="14.1732283465pt"/>
    </style:style>
    <style:style style:family="table-cell" style:name="TableCell21" style:display-name="TableCell21">
      <style:table-cell-properties style:vertical-align="bottom" fo:background-color="#ff0000"/>
    </style:style>
    <style:style style:family="paragraph" style:name="CellContent21" style:display-name="CellContent21">
      <style:text-properties/>
      <style:paragraph-properties style:line-spacing="18pt"/>
    </style:style>
    <style:style style:family="table-cell" style:name="TableCell22" style:display-name="TableCell22">
      <style:table-cell-properties style:vertical-align="bottom" fo:background-color="#ff0000"/>
    </style:style>
    <style:style style:family="paragraph" style:name="CellContent22" style:display-name="CellContent22">
      <style:text-properties/>
      <style:paragraph-properties style:line-spacing="18pt"/>
    </style:style>
    <style:style style:family="table-cell" style:name="TableCell23" style:display-name="TableCell23">
      <style:table-cell-properties style:vertical-align="bottom" fo:background-color="#ff0000"/>
    </style:style>
    <style:style style:family="paragraph" style:name="CellContent23" style:display-name="CellContent23">
      <style:text-properties/>
      <style:paragraph-properties/>
    </style:style>
    <style:style style:family="table-cell" style:name="TableCell24" style:display-name="TableCell24">
      <style:table-cell-properties style:vertical-align="bottom" fo:background-color="#ff0000"/>
    </style:style>
    <style:style style:family="paragraph" style:name="CellContent24" style:display-name="CellContent24">
      <style:text-properties/>
      <style:paragraph-properties/>
    </style:style>
    <style:style style:family="table-cell" style:name="TableCell25" style:display-name="TableCell25">
      <style:table-cell-properties style:vertical-align="bottom" fo:background-color="#008000"/>
    </style:style>
    <style:style style:family="paragraph" style:name="CellContent25" style:display-name="CellContent25">
      <style:text-properties/>
      <style:paragraph-properties style:line-spacing="18pt"/>
    </style:style>
    <style:style style:family="table-cell" style:name="TableCell26" style:display-name="TableCell26">
      <style:table-cell-properties style:vertical-align="bottom" fo:background-color="#008000"/>
    </style:style>
    <style:style style:family="paragraph" style:name="CellContent26" style:display-name="CellContent26">
      <style:text-properties/>
      <style:paragraph-properties style:line-spacing="18pt"/>
    </style:style>
    <style:style style:family="table-cell" style:name="TableCell27" style:display-name="TableCell27">
      <style:table-cell-properties style:vertical-align="bottom" fo:background-color="#008000"/>
    </style:style>
    <style:style style:family="paragraph" style:name="CellContent27" style:display-name="CellContent27">
      <style:text-properties/>
      <style:paragraph-properties/>
    </style:style>
    <style:style style:family="table-cell" style:name="TableCell28" style:display-name="TableCell28">
      <style:table-cell-properties style:vertical-align="bottom" fo:background-color="#008000"/>
    </style:style>
    <style:style style:family="paragraph" style:name="CellContent28" style:display-name="CellContent28">
      <style:text-properties/>
      <style:paragraph-properties/>
    </style:style>
    <style:style style:family="table-cell" style:name="TableCell29" style:display-name="TableCell29">
      <style:table-cell-properties style:vertical-align="bottom" fo:background-color="#ff0000"/>
    </style:style>
    <style:style style:family="paragraph" style:name="CellContent29" style:display-name="CellContent29">
      <style:text-properties/>
      <style:paragraph-properties style:line-spacing="18pt"/>
    </style:style>
    <style:style style:family="table-cell" style:name="TableCell30" style:display-name="TableCell30">
      <style:table-cell-properties style:vertical-align="bottom" fo:background-color="#ff0000"/>
    </style:style>
    <style:style style:family="paragraph" style:name="CellContent30" style:display-name="CellContent30">
      <style:text-properties/>
      <style:paragraph-properties style:line-spacing="18pt"/>
    </style:style>
    <style:style style:family="table-cell" style:name="TableCell31" style:display-name="TableCell31">
      <style:table-cell-properties style:vertical-align="bottom" fo:background-color="#ff0000"/>
    </style:style>
    <style:style style:family="paragraph" style:name="CellContent31" style:display-name="CellContent31">
      <style:text-properties/>
      <style:paragraph-properties/>
    </style:style>
    <style:style style:family="table-cell" style:name="TableCell32" style:display-name="TableCell32">
      <style:table-cell-properties style:vertical-align="bottom" fo:background-color="#ff0000"/>
    </style:style>
    <style:style style:family="paragraph" style:name="CellContent32" style:display-name="CellContent32">
      <style:text-properties/>
      <style:paragraph-properties/>
    </style:style>
    <style:style style:family="table-cell" style:name="TableCell33" style:display-name="TableCell33">
      <style:table-cell-properties style:vertical-align="bottom" fo:background-color="#0000ff"/>
    </style:style>
    <style:style style:family="paragraph" style:name="CellContent33" style:display-name="CellContent33">
      <style:text-properties/>
      <style:paragraph-properties style:line-spacing="18pt"/>
    </style:style>
    <style:style style:family="table-cell" style:name="TableCell34" style:display-name="TableCell34">
      <style:table-cell-properties style:vertical-align="bottom" fo:background-color="#ffff00"/>
    </style:style>
    <style:style style:family="paragraph" style:name="CellContent34" style:display-name="CellContent34">
      <style:text-properties/>
      <style:paragraph-properties style:line-spacing="18pt"/>
    </style:style>
    <style:style style:family="table-cell" style:name="TableCell35" style:display-name="TableCell35">
      <style:table-cell-properties style:vertical-align="bottom" fo:background-color="#0000ff"/>
    </style:style>
    <style:style style:family="paragraph" style:name="CellContent35" style:display-name="CellContent35">
      <style:text-properties/>
      <style:paragraph-properties/>
    </style:style>
    <style:style style:family="table-cell" style:name="TableCell36" style:display-name="TableCell36">
      <style:table-cell-properties style:vertical-align="bottom" fo:background-color="#ffff00"/>
    </style:style>
    <style:style style:family="paragraph" style:name="CellContent36" style:display-name="CellContent36">
      <style:text-properties/>
      <style:paragraph-properties/>
    </style:style>
    <style:style style:family="table-cell" style:name="TableCell37" style:display-name="TableCell37">
      <style:table-cell-properties style:vertical-align="bottom" fo:background-color="#0000ff"/>
    </style:style>
    <style:style style:family="paragraph" style:name="CellContent37" style:display-name="CellContent37">
      <style:text-properties/>
      <style:paragraph-properties style:line-spacing="18pt"/>
    </style:style>
    <style:style style:family="table-cell" style:name="TableCell38" style:display-name="TableCell38">
      <style:table-cell-properties style:vertical-align="bottom" fo:background-color="#ffff00"/>
    </style:style>
    <style:style style:family="paragraph" style:name="CellContent38" style:display-name="CellContent38">
      <style:text-properties/>
      <style:paragraph-properties style:line-spacing="18pt"/>
    </style:style>
    <style:style style:family="table-cell" style:name="TableCell39" style:display-name="TableCell39">
      <style:table-cell-properties style:vertical-align="bottom" fo:background-color="#0000ff"/>
    </style:style>
    <style:style style:family="paragraph" style:name="CellContent39" style:display-name="CellContent39">
      <style:text-properties/>
      <style:paragraph-properties/>
    </style:style>
    <style:style style:family="table-cell" style:name="TableCell40" style:display-name="TableCell40">
      <style:table-cell-properties style:vertical-align="bottom" fo:background-color="#ffff00"/>
    </style:style>
    <style:style style:family="paragraph" style:name="CellContent40" style:display-name="CellContent40">
      <style:text-properties/>
      <style:paragraph-properties/>
    </style:style>
    <style:style style:family="table-column" style:name="TableColumn6" style:display-name="TableColumn6">
      <style:table-column-properties/>
    </style:style>
    <style:style style:family="table-column" style:name="TableColumn7" style:display-name="TableColumn7">
      <style:table-column-properties/>
    </style:style>
    <style:style style:family="table-column" style:name="TableColumn8" style:display-name="TableColumn8">
      <style:table-column-properties/>
    </style:style>
    <style:style style:family="table-column" style:name="TableColumn9" style:display-name="TableColumn9">
      <style:table-column-properties/>
    </style:style>
    <style:style style:family="table-column" style:name="TableColumn10" style:display-name="TableColumn10">
      <style:table-column-properties/>
    </style:style>
    <style:style style:family="table-row" style:name="TableRow5" style:display-name="TableRow5">
      <style:table-row-properties style:use-optimal-row-height="true"/>
    </style:style>
    <style:style style:family="table-row" style:name="TableRow6" style:display-name="TableRow6">
      <style:table-row-properties style:use-optimal-row-height="true"/>
    </style:style>
    <style:style style:family="table-row" style:name="TableRow7" style:display-name="TableRow7">
      <style:table-row-properties style:use-optimal-row-height="true"/>
    </style:style>
    <style:style style:family="table-row" style:name="TableRow8" style:display-name="TableRow8">
      <style:table-row-properties style:use-optimal-row-height="true"/>
    </style:style>
    <style:style style:family="paragraph" style:name="Sp2" style:display-name="Sp2">
      <style:paragraph-properties style:line-spacing="14.1732283465pt"/>
    </style:style>
    <style:style style:family="table-cell" style:name="TableCell41" style:display-name="TableCell41">
      <style:table-cell-properties style:vertical-align="middle"/>
    </style:style>
    <style:style style:family="paragraph" style:name="CellContent41" style:display-name="CellContent41">
      <style:text-properties/>
      <style:paragraph-properties fo:text-align="center"/>
    </style:style>
    <style:style style:family="table-cell" style:name="TableCell44" style:display-name="TableCell44">
      <style:table-cell-properties style:vertical-align="bottom"/>
    </style:style>
    <style:style style:family="paragraph" style:name="CellContent44" style:display-name="CellContent44">
      <style:text-properties/>
      <style:paragraph-properties/>
    </style:style>
    <style:style style:family="table-cell" style:name="TableCell48" style:display-name="TableCell48">
      <style:table-cell-properties style:vertical-align="bottom"/>
    </style:style>
    <style:style style:family="paragraph" style:name="CellContent48" style:display-name="CellContent48">
      <style:text-properties/>
      <style:paragraph-properties/>
    </style:style>
    <style:style style:family="table-cell" style:name="TableCell52" style:display-name="TableCell52">
      <style:table-cell-properties style:vertical-align="bottom"/>
    </style:style>
    <style:style style:family="paragraph" style:name="CellContent52" style:display-name="CellContent52">
      <style:text-properties/>
      <style:paragraph-properties/>
    </style:style>
    <style:style style:family="table-cell" style:name="TableCell53" style:display-name="TableCell53">
      <style:table-cell-properties style:vertical-align="bottom"/>
    </style:style>
    <style:style style:family="paragraph" style:name="CellContent53" style:display-name="CellContent53">
      <style:text-properties/>
      <style:paragraph-properties/>
    </style:style>
    <style:style style:family="table-cell" style:name="TableCell54" style:display-name="TableCell54">
      <style:table-cell-properties style:vertical-align="bottom"/>
    </style:style>
    <style:style style:family="paragraph" style:name="CellContent54" style:display-name="CellContent54">
      <style:text-properties/>
      <style:paragraph-properties/>
    </style:style>
    <style:style style:family="table-cell" style:name="TableCell55" style:display-name="TableCell55">
      <style:table-cell-properties style:vertical-align="bottom"/>
    </style:style>
    <style:style style:family="paragraph" style:name="CellContent55" style:display-name="CellContent55">
      <style:text-properties/>
      <style:paragraph-properties/>
    </style:style>
    <style:style style:family="table-cell" style:name="TableCell56" style:display-name="TableCell56">
      <style:table-cell-properties style:vertical-align="bottom"/>
    </style:style>
    <style:style style:family="paragraph" style:name="CellContent56" style:display-name="CellContent56">
      <style:text-properties/>
      <style:paragraph-properties/>
    </style:style>
    <style:style style:family="table-cell" style:name="TableCell57" style:display-name="TableCell57">
      <style:table-cell-properties style:vertical-align="bottom"/>
    </style:style>
    <style:style style:family="paragraph" style:name="CellContent57" style:display-name="CellContent57">
      <style:text-properties/>
      <style:paragraph-properties/>
    </style:style>
    <style:style style:family="table-cell" style:name="TableCell58" style:display-name="TableCell58">
      <style:table-cell-properties style:vertical-align="bottom"/>
    </style:style>
    <style:style style:family="paragraph" style:name="CellContent58" style:display-name="CellContent58">
      <style:text-properties/>
      <style:paragraph-properties/>
    </style:style>
    <style:style style:family="table-cell" style:name="TableCell59" style:display-name="TableCell59">
      <style:table-cell-properties style:vertical-align="bottom"/>
    </style:style>
    <style:style style:family="paragraph" style:name="CellContent59" style:display-name="CellContent59">
      <style:text-properties/>
      <style:paragraph-properties/>
    </style:style>
    <style:style style:family="table-cell" style:name="TableCell60" style:display-name="TableCell60">
      <style:table-cell-properties style:vertical-align="bottom"/>
    </style:style>
    <style:style style:family="paragraph" style:name="CellContent60" style:display-name="CellContent60">
      <style:text-properties/>
      <style:paragraph-properties/>
    </style:style>
    <style:style style:family="table-column" style:name="TableColumn11" style:display-name="TableColumn11">
      <style:table-column-properties/>
    </style:style>
    <style:style style:family="table-column" style:name="TableColumn12" style:display-name="TableColumn12">
      <style:table-column-properties/>
    </style:style>
    <style:style style:family="table-column" style:name="TableColumn13" style:display-name="TableColumn13">
      <style:table-column-properties/>
    </style:style>
    <style:style style:family="table-column" style:name="TableColumn14" style:display-name="TableColumn14">
      <style:table-column-properties/>
    </style:style>
    <style:style style:family="table-column" style:name="TableColumn15" style:display-name="TableColumn15">
      <style:table-column-properties/>
    </style:style>
    <style:style style:family="table-row" style:name="TableRow9" style:display-name="TableRow9">
      <style:table-row-properties style:use-optimal-row-height="true"/>
    </style:style>
    <style:style style:family="table-row" style:name="TableRow10" style:display-name="TableRow10">
      <style:table-row-properties style:use-optimal-row-height="true"/>
    </style:style>
    <style:style style:family="table-row" style:name="TableRow11" style:display-name="TableRow11">
      <style:table-row-properties style:use-optimal-row-height="true"/>
    </style:style>
    <style:style style:family="table-row" style:name="TableRow12" style:display-name="TableRow12">
      <style:table-row-properties style:use-optimal-row-height="true"/>
    </style:style>
    <style:style style:family="paragraph" style:name="Sp3" style:display-name="Sp3">
      <style:paragraph-properties style:line-spacing="14.1732283465pt"/>
    </style:style>
    <style:style style:family="table-cell" style:name="TableCell61" style:display-name="TableCell61">
      <style:table-cell-properties style:vertical-align="bottom"/>
    </style:style>
    <style:style style:family="paragraph" style:name="CellContent61" style:display-name="CellContent61">
      <style:text-properties style:font-name="Courier-Bold" fo:font-size="10pt"/>
      <style:paragraph-properties/>
    </style:style>
    <style:style style:family="table-cell" style:name="TableCell62" style:display-name="TableCell62">
      <style:table-cell-properties style:vertical-align="bottom"/>
    </style:style>
    <style:style style:family="paragraph" style:name="CellContent62" style:display-name="CellContent62">
      <style:text-properties style:font-name="Courier-Bold" fo:font-size="10pt"/>
      <style:paragraph-properties/>
    </style:style>
    <style:style style:family="table-cell" style:name="TableCell63" style:display-name="TableCell63">
      <style:table-cell-properties style:vertical-align="bottom"/>
    </style:style>
    <style:style style:family="paragraph" style:name="CellContent63" style:display-name="CellContent63">
      <style:text-properties style:font-name="Courier-Bold" fo:font-size="10pt"/>
      <style:paragraph-properties/>
    </style:style>
    <style:style style:family="table-cell" style:name="TableCell64" style:display-name="TableCell64">
      <style:table-cell-properties style:vertical-align="bottom"/>
    </style:style>
    <style:style style:family="paragraph" style:name="CellContent64" style:display-name="CellContent64">
      <style:text-properties style:font-name="Courier-Bold" fo:font-size="10pt"/>
      <style:paragraph-properties/>
    </style:style>
    <style:style style:family="table-cell" style:name="TableCell65" style:display-name="TableCell65">
      <style:table-cell-properties style:vertical-align="bottom"/>
    </style:style>
    <style:style style:family="paragraph" style:name="CellContent65" style:display-name="CellContent65">
      <style:text-properties style:font-name="Courier-Bold" fo:font-size="10pt"/>
      <style:paragraph-properties/>
    </style:style>
    <style:style style:family="table-cell" style:name="TableCell66" style:display-name="TableCell66">
      <style:table-cell-properties style:vertical-align="bottom"/>
    </style:style>
    <style:style style:family="paragraph" style:name="CellContent66" style:display-name="CellContent66">
      <style:text-properties style:font-name="Courier-Bold" fo:font-size="10pt"/>
      <style:paragraph-properties/>
    </style:style>
    <style:style style:family="table-cell" style:name="TableCell67" style:display-name="TableCell67">
      <style:table-cell-properties style:vertical-align="bottom"/>
    </style:style>
    <style:style style:family="paragraph" style:name="CellContent67" style:display-name="CellContent67">
      <style:text-properties style:font-name="Courier-Bold" fo:font-size="10pt"/>
      <style:paragraph-properties/>
    </style:style>
    <style:style style:family="table-cell" style:name="TableCell68" style:display-name="TableCell68">
      <style:table-cell-properties style:vertical-align="bottom"/>
    </style:style>
    <style:style style:family="paragraph" style:name="CellContent68" style:display-name="CellContent68">
      <style:text-properties style:font-name="Courier-Bold" fo:font-size="10pt"/>
      <style:paragraph-properties/>
    </style:style>
    <style:style style:family="table-cell" style:name="TableCell69" style:display-name="TableCell69">
      <style:table-cell-properties style:vertical-align="bottom"/>
    </style:style>
    <style:style style:family="paragraph" style:name="CellContent69" style:display-name="CellContent69">
      <style:text-properties style:font-name="Courier-Bold" fo:font-size="10pt"/>
      <style:paragraph-properties/>
    </style:style>
    <style:style style:family="table-cell" style:name="TableCell70" style:display-name="TableCell70">
      <style:table-cell-properties style:vertical-align="bottom"/>
    </style:style>
    <style:style style:family="paragraph" style:name="CellContent70" style:display-name="CellContent70">
      <style:text-properties style:font-name="Courier-Bold" fo:font-size="10pt"/>
      <style:paragraph-properties/>
    </style:style>
    <style:style style:family="table-cell" style:name="TableCell71" style:display-name="TableCell71">
      <style:table-cell-properties style:vertical-align="bottom"/>
    </style:style>
    <style:style style:family="paragraph" style:name="CellContent71" style:display-name="CellContent71">
      <style:text-properties style:font-name="Courier-Bold" fo:font-size="10pt"/>
      <style:paragraph-properties/>
    </style:style>
    <style:style style:family="table-cell" style:name="TableCell72" style:display-name="TableCell72">
      <style:table-cell-properties style:vertical-align="bottom"/>
    </style:style>
    <style:style style:family="paragraph" style:name="CellContent72" style:display-name="CellContent72">
      <style:text-properties style:font-name="Courier-Bold" fo:font-size="10pt"/>
      <style:paragraph-properties/>
    </style:style>
    <style:style style:family="table-cell" style:name="TableCell73" style:display-name="TableCell73">
      <style:table-cell-properties style:vertical-align="bottom"/>
    </style:style>
    <style:style style:family="paragraph" style:name="CellContent73" style:display-name="CellContent73">
      <style:text-properties style:font-name="Courier-Bold" fo:font-size="10pt"/>
      <style:paragraph-properties/>
    </style:style>
    <style:style style:family="table-cell" style:name="TableCell74" style:display-name="TableCell74">
      <style:table-cell-properties style:vertical-align="bottom"/>
    </style:style>
    <style:style style:family="paragraph" style:name="CellContent74" style:display-name="CellContent74">
      <style:text-properties style:font-name="Courier-Bold" fo:font-size="10pt"/>
      <style:paragraph-properties/>
    </style:style>
    <style:style style:family="table-cell" style:name="TableCell75" style:display-name="TableCell75">
      <style:table-cell-properties style:vertical-align="bottom"/>
    </style:style>
    <style:style style:family="paragraph" style:name="CellContent75" style:display-name="CellContent75">
      <style:text-properties style:font-name="Courier-Bold" fo:font-size="10pt"/>
      <style:paragraph-properties/>
    </style:style>
    <style:style style:family="table-cell" style:name="TableCell76" style:display-name="TableCell76">
      <style:table-cell-properties style:vertical-align="bottom"/>
    </style:style>
    <style:style style:family="paragraph" style:name="CellContent76" style:display-name="CellContent76">
      <style:text-properties style:font-name="Courier-Bold" fo:font-size="10pt"/>
      <style:paragraph-properties/>
    </style:style>
    <style:style style:family="table-cell" style:name="TableCell77" style:display-name="TableCell77">
      <style:table-cell-properties style:vertical-align="bottom"/>
    </style:style>
    <style:style style:family="paragraph" style:name="CellContent77" style:display-name="CellContent77">
      <style:text-properties style:font-name="Courier-Bold" fo:font-size="10pt"/>
      <style:paragraph-properties/>
    </style:style>
    <style:style style:family="table-cell" style:name="TableCell78" style:display-name="TableCell78">
      <style:table-cell-properties style:vertical-align="bottom"/>
    </style:style>
    <style:style style:family="paragraph" style:name="CellContent78" style:display-name="CellContent78">
      <style:text-properties style:font-name="Courier-Bold" fo:font-size="10pt"/>
      <style:paragraph-properties/>
    </style:style>
    <style:style style:family="table-cell" style:name="TableCell79" style:display-name="TableCell79">
      <style:table-cell-properties style:vertical-align="bottom"/>
    </style:style>
    <style:style style:family="paragraph" style:name="CellContent79" style:display-name="CellContent79">
      <style:text-properties style:font-name="Courier-Bold" fo:font-size="10pt"/>
      <style:paragraph-properties/>
    </style:style>
    <style:style style:family="table-cell" style:name="TableCell80" style:display-name="TableCell80">
      <style:table-cell-properties style:vertical-align="bottom"/>
    </style:style>
    <style:style style:family="paragraph" style:name="CellContent80" style:display-name="CellContent80">
      <style:text-properties style:font-name="Courier-Bold" fo:font-size="10pt"/>
      <style:paragraph-properties/>
    </style:style>
    <style:style style:family="table-column" style:name="TableColumn16" style:display-name="TableColumn16">
      <style:table-column-properties/>
    </style:style>
    <style:style style:family="table-column" style:name="TableColumn17" style:display-name="TableColumn17">
      <style:table-column-properties/>
    </style:style>
    <style:style style:family="table-column" style:name="TableColumn18" style:display-name="TableColumn18">
      <style:table-column-properties/>
    </style:style>
    <style:style style:family="table-column" style:name="TableColumn19" style:display-name="TableColumn19">
      <style:table-column-properties/>
    </style:style>
    <style:style style:family="table-column" style:name="TableColumn20" style:display-name="TableColumn20">
      <style:table-column-properties/>
    </style:style>
    <style:style style:family="table-row" style:name="TableRow13" style:display-name="TableRow13">
      <style:table-row-properties style:use-optimal-row-height="true"/>
    </style:style>
    <style:style style:family="table-row" style:name="TableRow14" style:display-name="TableRow14">
      <style:table-row-properties style:use-optimal-row-height="true"/>
    </style:style>
    <style:style style:family="table-row" style:name="TableRow15" style:display-name="TableRow15">
      <style:table-row-properties style:use-optimal-row-height="true"/>
    </style:style>
    <style:style style:family="table-row" style:name="TableRow16" style:display-name="TableRow16">
      <style:table-row-properties style:use-optimal-row-height="true"/>
    </style:style>
  </office:automatic-styles>
  <office:body>
    <office:text text:use-soft-page-breaks="true">
      <text:p text:style-name="Title"><text:span text:style-name="T1">&lt;blockTableStyle&gt;</text:span><text:span text:style-name="T2"> Tag Demo</text:span></text:p>
      <table:table table:style-name="table">
        <table:table-column table:style-name="TableColumn1"/>
        <table:table-column table:style-name="TableColumn2"/>
        <table:table-column table:style-name="TableColumn3"/>
        <table:table-column table:style-name="TableColumn4"/>
        <table:table-column table:style-name="TableColumn5"/>
        <table:table-row table:style-name="TableRow1">
          <table:table-cell table:style-name="TableCell1" office:value-type="string">
            <text:p text:style-name="CellContent1"><text:span text:style-name="T3">00</text:span></text:p>
          </table:table-cell>
          <table:table-cell table:style-name="TableCell5" office:value-type="string">
            <text:p text:style-name="CellContent5"><text:span text:style-name="T4">01</text:span></text:p>
          </table:table-cell>
          <table:table-cell table:style-name="TableCell9" office:value-type="string">
            <text:p text:style-name="CellContent9"><text:span text:style-name="T5">02</text:span></text:p>
          </table:table-cell>
          <table:table-cell table:style-name="TableCell13" office:value-type="string">
            <text:p text:style-name="CellContent13"><text:span text:style-name="T6">03</text:span></text:p>
          </table:table-cell>
          <table:table-cell table:style-name="TableCell17" office:value-type="string">
            <text:p text:style-name="CellContent17"><text:span text:style-name="T7">04</text:span></text:p>
          </table:table-cell>
        </table:table-row>
        <table:table-row table:style-name="TableRow2">
          <table:table-cell table:style-name="TableCell2" office:value-type="string">
            <text:p text:style-name="CellContent2"><text:span text:style-name="T8">10</text:span></text:p>
          </table:table-cell>
          <table:table-cell table:style-name="TableCell6" office:value-type="string">
            <text:p text:style-name="CellContent6"><text:span text:style-name="T9">11</text:span></text:p>
          </table:table-cell>
          <table:table-cell table:style-name="TableCell10" office:value-type="string">
            <text:p text:style-name="CellContent10"><text:span text:style-name="T10">12</text:span></text:p>
          </table:table-cell>
          <table:table-cell table:style-name="TableCell14" office:value-type="string">
            <text:p text:style-name="CellContent14"><text:span text:style-name="T11">13</text:span></text:p>
          </table:table-cell>
          <table:table-cell table:style-name="TableCell18" office:value-type="string">
            <text:p text:style-name="CellContent18"><text:span text:style-name="T12">14</text:span></text:p>
          </table:table-cell>
        </table:table-row>
        <table:table-row table:style-name="TableRow3">
          <table:table-cell table:style-name="TableCell3" office:value-type="string">
            <text:p text:style-name="CellContent3"><text:span text:style-name="T13">20</text:span></text:p>
          </table:table-cell>
          <table:table-cell table:style-name="TableCell7" office:value-type="string">
            <text:p text:style-name="CellContent7"><text:span text:style-name="T14">21</text:span></text:p>
          </table:table-cell>
          <table:table-cell table:style-name="TableCell11" office:value-type="string">
            <text:p text:style-name="CellContent11"><text:span text:style-name="T15">22</text:span></text:p>
          </table:table-cell>
          <table:table-cell table:style-name="TableCell15" office:value-type="string">
            <text:p text:style-name="CellContent15"><text:span text:style-name="T16">23</text:span></text:p>
          </table:table-cell>
          <table:table-cell table:style-name="TableCell19" office:value-type="string">
            <text:p text:style-name="CellContent19"><text:span text:style-name="T17">24</text:span></text:p>
          </table:table-cell>
        </table:table-row>
        <table:table-row table:style-name="TableRow4">
          <table:table-cell table:style-name="TableCell4" office:value-type="string">
            <text:p text:style-name="CellContent4"><text:span text:style-name="T18">30</text:span></text:p>
          </table:table-cell>
          <table:table-cell table:style-name="TableCell8" office:value-type="string">
            <text:p text:style-name="CellContent8"><text:span text:style-name="T19">31</text:span></text:p>
          </table:table-cell>
          <table:table-cell table:style-name="TableCell12" office:value-type="string">
            <text:p text:style-name="CellContent12"><text:span text:style-name="T20">32</text:span></text:p>
          </table:table-cell>
          <table:table-cell table:style-name="TableCell16" office:value-type="string">
            <text:p text:style-name="CellContent16"><text:span text:style-name="T21">33</text:span></text:p>
          </table:table-cell>
          <table:table-cell table:style-name="TableCell20" office:value-type="string">
            <text:p text:style-name="CellContent20"><text:span text:style-name="T22">34</text:span></text:p>
          </table:table-cell>
        </table:table-row>
      </table:table>
      <text:p text:style-name="Sp1"/>
      <table:table table:style-name="table2">
        <table:table-column table:style-name="TableColumn6"/>
        <table:table-column table:style-name="TableColumn7"/>
        <table:table-column table:style-name="TableColumn8"/>
        <table:table-column table:style-name="TableColumn9"/>
        <table:table-column table:style-name="TableColumn10"/>
        <table:table-row table:style-name="TableRow5">
          <table:table-cell table:style-name="TableCell21" office:value-type="string">
            <text:p text:style-name="CellContent21"><text:span text:style-name="T23">00</text:span></text:p>
          </table:table-cell>
          <table:table-cell table:style-name="TableCell25" office:value-type="string">
            <text:p text:style-name="CellContent25"><text:span text:style-name="T24">01</text:span></text:p>
          </table:table-cell>
          <table:table-cell table:style-name="TableCell29" office:value-type="string">
            <text:p text:style-name="CellContent29"><text:span text:style-name="T25">02</text:span></text:p>
          </table:table-cell>
          <table:table-cell table:style-name="TableCell33" office:value-type="string">
            <text:p text:style-name="CellContent33"><text:span text:style-name="T26">03</text:span></text:p>
          </table:table-cell>
          <table:table-cell table:style-name="TableCell37" office:value-type="string">
            <text:p text:style-name="CellContent37"><text:span text:style-name="T27">04</text:span></text:p>
          </table:table-cell>
        </table:table-row>
        <table:table-row table:style-name="TableRow6">
          <table:table-cell table:style-name="TableCell22" office:value-type="string">
            <text:p text:style-name="CellContent22"><text:span text:style-name="T28">10</text:span></text:p>
          </table:table-cell>
          <table:table-cell table:style-name="TableCell26" office:value-type="string">
            <text:p text:style-name="CellContent26"><text:span text:style-name="T29">11</text:span></text:p>
          </table:table-cell>
          <table:table-cell table:style-name="TableCell30" office:value-type="string">
            <text:p text:style-name="CellContent30"><text:span text:style-name="T30">12</text:span></text:p>
          </table:table-cell>
          <table:table-cell table:style-name="TableCell34" office:value-type="string">
            <text:p text:style-name="CellContent34"><text:span text:style-name="T31">13</text:span></text:p>
          </table:table-cell>
          <table:table-cell table:style-name="TableCell38" office:value-type="string">
            <text:p text:style-name="CellContent38"><text:span text:style-name="T32">14</text:span></text:p>
          </table:table-cell>
        </table:table-row>
        <table:table-row table:style-name="TableRow7">
          <table:table-cell table:style-name="TableCell23" office:value-type="string">
            <text:p text:style-name="CellContent23"><text:span text:style-name="T33">20</text:span></text:p>
          </table:table-cell>
          <table:table-cell table:style-name="TableCell27" office:value-type="string">
            <text:p text:style-name="CellContent27"><text:span text:style-name="T34">21</text:span></text:p>
          </table:table-cell>
          <table:table-cell table:style-name="TableCell31" office:value-type="string">
            <text:p text:style-name="CellContent31"><text:span text:style-name="T35">22</text:span></text:p>
          </table:table-cell>
          <table:table-cell table:style-name="TableCell35" office:value-type="string">
            <text:p text:style-name="CellContent35"><text:span text:style-name="T36">23</text:span></text:p>
          </table:table-cell>
          <table:table-cell table:style-name="TableCell39" office:value-type="string">
            <text:p text:style-name="CellContent39"><text:span text:style-name="T37">24</text:span></text:p>
          </table:table-cell>
        </table:table-row>
        <table:table-row table:style-name="TableRow8">
          <table:table-cell table:style-name="TableCell24" office:value-type="string">
            <text:p text:style-name="CellContent24"><text:span text:style-name="T38">30</text:span></text:p>
          </table:table-cell>
          <table:table-cell table:style-name="TableCell28" office:value-type="string">
            <text:p text:style-name="CellContent28"><text:span text:style-name="T39">31</text:span></text:p>
          </table:table-cell>
          <table:table-cell table:style-name="TableCell32" office:value-type="string">
            <text:p text:style-name="CellContent32"><text:span text:style-name="T40">32</text:span></text:p>
          </table:table-cell>
          <table:table-cell table:style-name="TableCell36" office:value-type="string">
            <text:p text:style-name="CellContent36"><text:span text:style-name="T41">33</text:span></text:p>
          </table:table-cell>
          <table:table-cell table:style-name="TableCell40" office:value-type="string">
            <text:p text:style-name="CellContent40"><text:span text:style-name="T42">34</text:span></text:p>
          </table:table-cell>
        </table:table-row>
      </table:table>
      <text:p text:style-name="Sp2"/>
      <table:table table:style-name="table3">
        <table:table-column table:style-name="TableColumn11"/>
        <table:table-column table:style-name="TableColumn12"/>
        <table:table-column table:style-name="TableColumn13"/>
        <table:table-column table:style-name="TableColumn14"/>
        <table:table-column table:style-name="TableColumn15"/>
        <table:table-row table:style-name="TableRow9">
          <table:table-cell table:number-rows-spanned="3" table:style-name="TableCell41" table:number-columns-spanned="3" office:value-type="string">
            <text:p text:style-name="CellContent41"><text:span text:style-name="T43">00</text:span></text:p>
          </table:table-cell>
          <table:covered-table-cell/>
          <table:covered-table-cell/>
          <table:table-cell table:style-name="TableCell53" office:value-type="string">
            <text:p text:style-name="CellContent53"><text:span text:style-name="T44">03</text:span></text:p>
          </table:table-cell>
          <table:table-cell table:style-name="TableCell57" office:value-type="string">
            <text:p text:style-name="CellContent57"><text:span text:style-name="T45">04</text:span></text:p>
          </table:table-cell>
        </table:table-row>
        <table:table-row table:style-name="TableRow10">
          <table:covered-table-cell/>
          <table:covered-table-cell/>
          <table:covered-table-cell/>
          <table:table-cell table:style-name="TableCell54" office:value-type="string">
            <text:p text:style-name="CellContent54"><text:span text:style-name="T46">13</text:span></text:p>
          </table:table-cell>
          <table:table-cell table:style-name="TableCell58" office:value-type="string">
            <text:p text:style-name="CellContent58"><text:span text:style-name="T47">14</text:span></text:p>
          </table:table-cell>
        </table:table-row>
        <table:table-row table:style-name="TableRow11">
          <table:covered-table-cell/>
          <table:covered-table-cell/>
          <table:covered-table-cell/>
          <table:table-cell table:style-name="TableCell55" office:value-type="string">
            <text:p text:style-name="CellContent55"><text:span text:style-name="T48">23</text:span></text:p>
          </table:table-cell>
          <table:table-cell table:style-name="TableCell59" office:value-type="string">
            <text:p text:style-name="CellContent59"><text:span text:style-name="T49">24</text:span></text:p>
          </table:table-cell>
        </table:table-row>
        <table:table-row table:style-name="TableRow12">
          <table:table-cell table:style-name="TableCell44" office:value-type="string">
            <text:p text:style-name="CellContent44"><text:span text:style-name="T50">30</text:span></text:p>
          </table:table-cell>
          <table:table-cell table:style-name="TableCell48" office:value-type="string">
            <text:p text:style-name="CellContent48"><text:span text:style-name="T51">31</text:span></text:p>
          </table:table-cell>
          <table:table-cell table:style-name="TableCell52" office:value-type="string">
            <text:p text:style-name="CellContent52"><text:span text:style-name="T52">32</text:span></text:p>
          </table:table-cell>
          <table:table-cell table:style-name="TableCell56" office:value-type="string">
            <text:p text:style-name="CellContent56"><text:span text:style-name="T53">33</text:span></text:p>
          </table:table-cell>
          <table:table-cell table:style-name="TableCell60" office:value-type="string">
            <text:p text:style-name="CellContent60"><text:span text:style-name="T54">34</text:span></text:p>
          </table:table-cell>
        </table:table-row>
      </table:table>
      <text:p text:style-name="Sp3"/>
      <table:table table:style-name="custom-table">
        <table:table-column table:style-name="TableColumn16"/>
        <table:table-column table:style-name="TableColumn17"/>
        <table:table-column table:style-name="TableColumn18"/>
        <table:table-column table:style-name="TableColumn19"/>
        <table:table-column table:style-name="TableColumn20"/>
        <table:table-row table:style-name="TableRow13">
          <table:table-cell table:style-name="TableCell61" office:value-type="string">
            <text:p text:style-name="CellContent61"><text:span text:style-name="T55">00</text:span></text:p>
          </table:table-cell>
          <table:table-cell table:style-name="TableCell65" office:value-type="string">
            <text:p text:style-name="CellContent65"><text:span text:style-name="T56">01</text:span></text:p>
          </table:table-cell>
          <table:table-cell table:style-name="TableCell69" office:value-type="string">
            <text:p text:style-name="CellContent69"><text:span text:style-name="T57">02</text:span></text:p>
          </table:table-cell>
          <table:table-cell table:style-name="TableCell73" office:value-type="string">
            <text:p text:style-name="CellContent73"><text:span text:style-name="T58">03</text:span></text:p>
          </table:table-cell>
          <table:table-cell table:style-name="TableCell77" office:value-type="string">
            <text:p text:style-name="CellContent77"><text:span text:style-name="T59">04</text:span></text:p>
          </table:table-cell>
        </table:table-row>
        <table:table-row table:style-name="TableRow14">
          <table:table-cell table:style-name="TableCell62" office:value-type="string">
            <text:p text:style-name="CellContent62"><text:span text:style-name="T60">10</text:span></text:p>
          </table:table-cell>
          <table:table-cell table:style-name="TableCell66" office:value-type="string">
            <text:p text:style-name="CellContent66"><text:span text:style-name="T61">11</text:span></text:p>
          </table:table-cell>
          <table:table-cell table:style-name="TableCell70" office:value-type="string">
            <text:p text:style-name="CellContent70"><text:span text:style-name="T62">12</text:span></text:p>
          </table:table-cell>
          <table:table-cell table:style-name="TableCell74" office:value-type="string">
            <text:p text:style-name="CellContent74"><text:span text:style-name="T63">13</text:span></text:p>
          </table:table-cell>
          <table:table-cell table:style-name="TableCell78" office:value-type="string">
            <text:p text:style-name="CellContent78"><text:span text:style-name="T64">14</text:span></text:p>
          </table:table-cell>
        </table:table-row>
        <table:table-row table:style-name="TableRow15">
          <table:table-cell table:style-name="TableCell63" office:value-type="string">
            <text:p text:style-name="CellContent63"><text:span text:style-name="T65">20</text:span></text:p>
          </table:table-cell>
          <table:table-cell table:style-name="TableCell67" office:value-type="string">
            <text:p text:style-name="CellContent67"><text:span text:style-name="T66">21</text:span></text:p>
          </table:table-cell>
          <table:table-cell table:style-name="TableCell71" office:value-type="string">
            <text:p text:style-name="CellContent71"><text:span text:style-name="T67">22</text:span></text:p>
          </table:table-cell>
          <table:table-cell table:style-name="TableCell75" office:value-type="string">
            <text:p text:style-name="CellContent75"><text:span text:style-name="T68">23</text:span></text:p>
          </table:table-cell>
          <table:table-cell table:style-name="TableCell79" office:value-type="string">
            <text:p text:style-name="CellContent79"><text:span text:style-name="T69">24</text:span></text:p>
          </table:table-cell>
        </table:table-row>
        <table:table-row table:style-name="TableRow16">
          <table:table-cell table:style-name="TableCell64" office:value-type="string">
            <text:p text:style-name="CellContent64"><text:span text:style-name="T70">30</text:span></text:p>
          </table:table-cell>
          <table:table-cell table:style-name="TableCell68" office:value-type="string">
            <text:p text:style-name="CellContent68"><text:span text:style-name="T71">31</text:span></text:p>
          </table:table-cell>
          <table:table-cell table:style-name="TableCell72" office:value-type="string">
            <text:p text:style-name="CellContent72"><text:span text:style-name="T72">32</text:span></text:p>
          </table:table-cell>
          <table:table-cell table:style-name="TableCell76" office:value-type="string">
            <text:p text:style-name="CellContent76"><text:span text:style-name="T73">33</text:span></text:p>
          </table:table-cell>
          <table:table-cell table:style-name="TableCell80" office:value-type="string">
            <text:p text:style-name="CellContent80"><text:span text:style-name="T74">34</text:span></text:p>
          </table:table-cell>
        </table:table-row>
      </table:table>
    </office:text>
  </office:body>
</office:document-content>
</file>

<file path=styles.xml><?xml version="1.0" encoding="utf-8"?>
<office:document-styles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ourier" style:name="Courier"/>
  </office:font-face-decls>
  <office:styles>
    <style:style style:family="text" style:name="T1" style:display-name="T1">
      <style:text-properties style:font-name="Courier"/>
    </style:style>
    <style:style style:family="text" style:name="T2" style:display-name="T2">
      <style:text-properties/>
    </style:style>
    <style:style style:family="text" style:name="T3" style:display-name="T3">
      <style:text-properties/>
    </style:style>
    <style:style style:family="text" style:name="T4" style:display-name="T4">
      <style:text-properties/>
    </style:style>
    <style:style style:family="text" style:name="T5" style:display-name="T5">
      <style:text-properties/>
    </style:style>
    <style:style style:family="text" style:name="T6" style:display-name="T6">
      <style:text-properties/>
    </style:style>
    <style:style style:family="text" style:name="T7" style:display-name="T7">
      <style:text-properties/>
    </style:style>
    <style:style style:family="text" style:name="T8" style:display-name="T8">
      <style:text-properties/>
    </style:style>
    <style:style style:family="text" style:name="T9" style:display-name="T9">
      <style:text-properties/>
    </style:style>
    <style:style style:family="text" style:name="T10" style:display-name="T10">
      <style:text-properties/>
    </style:style>
    <style:style style:family="text" style:name="T11" style:display-name="T11">
      <style:text-properties/>
    </style:style>
    <style:style style:family="text" style:name="T12" style:display-name="T12">
      <style:text-properties/>
    </style:style>
    <style:style style:family="text" style:name="T13" style:display-name="T13">
      <style:text-properties/>
    </style:style>
    <style:style style:family="text" style:name="T14" style:display-name="T14">
      <style:text-properties/>
    </style:style>
    <style:style style:family="text" style:name="T15" style:display-name="T15">
      <style:text-properties/>
    </style:style>
    <style:style style:family="text" style:name="T16" style:display-name="T16">
      <style:text-properties/>
    </style:style>
    <style:style style:family="text" style:name="T17" style:display-name="T17">
      <style:text-properties/>
    </style:style>
    <style:style style:family="text" style:name="T18" style:display-name="T18">
      <style:text-properties/>
    </style:style>
    <style:style style:family="text" style:name="T19" style:display-name="T19">
      <style:text-properties/>
    </style:style>
    <style:style style:family="text" style:name="T20" style:display-name="T20">
      <style:text-properties/>
    </style:style>
    <style:style style:family="text" style:name="T21" style:display-name="T21">
      <style:text-properties/>
    </style:style>
    <style:style style:family="text" style:name="T22" style:display-name="T22">
      <style:text-properties/>
    </style:style>
    <style:style style:family="text" style:name="T23" style:display-name="T23">
      <style:text-properties/>
    </style:style>
    <style:style style:family="text" style:name="T24" style:display-name="T24">
      <style:text-properties/>
    </style:style>
    <style:style style:family="text" style:name="T25" style:display-name="T25">
      <style:text-properties/>
    </style:style>
    <style:style style:family="text" style:name="T26" style:display-name="T26">
      <style:text-properties/>
    </style:style>
    <style:style style:family="text" style:name="T27" style:display-name="T27">
      <style:text-properties/>
    </style:style>
    <style:style style:family="text" style:name="T28" style:display-name="T28">
      <style:text-properties/>
    </style:style>
    <style:style style:family="text" style:name="T29" style:display-name="T29">
      <style:text-properties/>
    </style:style>
    <style:style style:family="text" style:name="T30" style:display-name="T30">
      <style:text-properties/>
    </style:style>
    <style:style style:family="text" style:name="T31" style:display-name="T31">
      <style:text-properties/>
    </style:style>
    <style:style style:family="text" style:name="T32" style:display-name="T32">
      <style:text-properties/>
    </style:style>
    <style:style style:family="text" style:name="T33" style:display-name="T33">
      <style:text-properties/>
    </style:style>
    <style:style style:family="text" style:name="T34" style:display-name="T34">
      <style:text-properties/>
    </style:style>
    <style:style style:family="text" style:name="T35" style:display-name="T35">
      <style:text-properties/>
    </style:style>
    <style:style style:family="text" style:name="T36" style:display-name="T36">
      <style:text-properties/>
    </style:style>
    <style:style style:family="text" style:name="T37" style:display-name="T37">
      <style:text-properties/>
    </style:style>
    <style:style style:family="text" style:name="T38" style:display-name="T38">
      <style:text-properties/>
    </style:style>
    <style:style style:family="text" style:name="T39" style:display-name="T39">
      <style:text-properties/>
    </style:style>
    <style:style style:family="text" style:name="T40" style:display-name="T40">
      <style:text-properties/>
    </style:style>
    <style:style style:family="text" style:name="T41" style:display-name="T41">
      <style:text-properties/>
    </style:style>
    <style:style style:family="text" style:name="T42" style:display-name="T42">
      <style:text-properties/>
    </style:style>
    <style:style style:family="text" style:name="T43" style:display-name="T43">
      <style:text-properties/>
    </style:style>
    <style:style style:family="text" style:name="T44" style:display-name="T44">
      <style:text-properties/>
    </style:style>
    <style:style style:family="text" style:name="T45" style:display-name="T45">
      <style:text-properties/>
    </style:style>
    <style:style style:family="text" style:name="T46" style:display-name="T46">
      <style:text-properties/>
    </style:style>
    <style:style style:family="text" style:name="T47" style:display-name="T47">
      <style:text-properties/>
    </style:style>
    <style:style style:family="text" style:name="T48" style:display-name="T48">
      <style:text-properties/>
    </style:style>
    <style:style style:family="text" style:name="T49" style:display-name="T49">
      <style:text-properties/>
    </style:style>
    <style:style style:family="text" style:name="T50" style:display-name="T50">
      <style:text-properties/>
    </style:style>
    <style:style style:family="text" style:name="T51" style:display-name="T51">
      <style:text-properties/>
    </style:style>
    <style:style style:family="text" style:name="T52" style:display-name="T52">
      <style:text-properties/>
    </style:style>
    <style:style style:family="text" style:name="T53" style:display-name="T53">
      <style:text-properties/>
    </style:style>
    <style:style style:family="text" style:name="T54" style:display-name="T54">
      <style:text-properties/>
    </style:style>
    <style:style style:family="text" style:name="T55" style:display-name="T55">
      <style:text-properties/>
    </style:style>
    <style:style style:family="text" style:name="T56" style:display-name="T56">
      <style:text-properties/>
    </style:style>
    <style:style style:family="text" style:name="T57" style:display-name="T57">
      <style:text-properties/>
    </style:style>
    <style:style style:family="text" style:name="T58" style:display-name="T58">
      <style:text-properties/>
    </style:style>
    <style:style style:family="text" style:name="T59" style:display-name="T59">
      <style:text-properties/>
    </style:style>
    <style:style style:family="text" style:name="T60" style:display-name="T60">
      <style:text-properties/>
    </style:style>
    <style:style style:family="text" style:name="T61" style:display-name="T61">
      <style:text-properties/>
    </style:style>
    <style:style style:family="text" style:name="T62" style:display-name="T62">
      <style:text-properties/>
    </style:style>
    <style:style style:family="text" style:name="T63" style:display-name="T63">
      <style:text-properties/>
    </style:style>
    <style:style style:family="text" style:name="T64" style:display-name="T64">
      <style:text-properties/>
    </style:style>
    <style:style style:family="text" style:name="T65" style:display-name="T65">
      <style:text-properties/>
    </style:style>
    <style:style style:family="text" style:name="T66" style:display-name="T66">
      <style:text-properties/>
    </style:style>
    <style:style style:family="text" style:name="T67" style:display-name="T67">
      <style:text-properties/>
    </style:style>
    <style:style style:family="text" style:name="T68" style:display-name="T68">
      <style:text-properties/>
    </style:style>
    <style:style style:family="text" style:name="T69" style:display-name="T69">
      <style:text-properties/>
    </style:style>
    <style:style style:family="text" style:name="T70" style:display-name="T70">
      <style:text-properties/>
    </style:style>
    <style:style style:family="text" style:name="T71" style:display-name="T71">
      <style:text-properties/>
    </style:style>
    <style:style style:family="text" style:name="T72" style:display-name="T72">
      <style:text-properties/>
    </style:style>
    <style:style style:family="text" style:name="T73" style:display-name="T73">
      <style:text-properties/>
    </style:style>
    <style:style style:family="text" style:name="T74" style:display-name="T74">
      <style:text-properties/>
    </style:style>
  </office:styles>
  <office:automatic-styles>
    <style:page-layout style:name="Mpm1">
      <style:page-layout-properties fo:margin-left="0pt" fo:margin-bottom="0pt" fo:margin-right="0pt" fo:margin-top="0pt"/>
    </style:page-layout>
  </office:automatic-styles>
  <office:master-styles>
    <style:master-page style:name="main" style:page-layout-name="Mpm1" style:display-name="main"/>
    <style:master-page style:name="Standard" style:page-layout-name="Mpm1" style:display-name="Standard"/>
  </office:master-styles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meta>
    <meta:generator>ODFPY/1.4.0</meta:generator>
  </office:meta>
</office:document-meta>
</file>